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2.014cm" fo:min-width="4.168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01cm" fo:min-width="4.096cm"/>
    </style:style>
    <style:style style:name="gr3" style:family="graphic" style:parent-style-name="standard">
      <style:graphic-properties draw:fill="gradient" draw:fill-gradient-name="Tango_20_Green" draw:textarea-horizontal-align="justify" draw:textarea-vertical-align="middle" draw:auto-grow-height="false" fo:min-height="1.238cm" fo:min-width="0.3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2cm" fo:min-width="2.05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2.05cm" fo:min-width="6.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7" style:family="graphic" style:parent-style-name="standard">
      <style:graphic-properties draw:fill="gradient" draw:fill-gradient-name="Tango_20_Green" draw:textarea-horizontal-align="justify" draw:textarea-vertical-align="middle" draw:auto-grow-height="false" fo:min-height="0.45cm" fo:min-width="0.25cm"/>
    </style:style>
    <style:style style:name="gr8" style:family="graphic" style:parent-style-name="standard">
      <style:graphic-properties draw:fill="gradient" draw:fill-gradient-name="Tango_20_Green" draw:textarea-horizontal-align="justify" draw:textarea-vertical-align="middle" draw:auto-grow-height="false" fo:min-height="0.975cm" fo:min-width="0.5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2.05cm" fo:min-width="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="gradient" draw:fill-gradient-name="Tango_20_Green" draw:textarea-horizontal-align="justify" draw:textarea-vertical-align="middle" draw:auto-grow-height="false" fo:min-height="0.65cm" fo:min-width="1.513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fill="none" draw:fill-color="#729fcf" draw:textarea-horizontal-align="justify" draw:textarea-vertical-align="middle" draw:auto-grow-height="false" fo:min-height="1.198cm" fo:min-width="4.474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1.73cm" fo:min-width="5.08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color="#006d6f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5" style:family="paragraph">
      <loext:graphic-properties draw:fill="gradient" draw:fill-gradient-name="Tango_20_Green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729fcf"/>
      <style:paragraph-properties fo:text-align="center"/>
    </style:style>
    <style:style style:name="T1" style:family="text">
      <style:text-properties fo:color="#006d6f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draw:layer="layout" svg:width="6.6cm" svg:height="3.2cm" svg:x="2.9cm" svg:y="1.6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" draw:id="id2" draw:layer="layout" svg:width="7.3cm" svg:height="2cm" svg:x="3cm" svg:y="9.7cm">
          <text:p text:style-name="P3"><text:span text:style-name="T2">Pobierz liczbę od</text:span></text:p>
          <text:p text:style-name="P3"><text:span text:style-name="T2"><text:s/></text:span><text:span text:style-name="T2">urzytkownika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1.6cm" svg:height="1.7cm" svg:x="5.6cm" svg:y="4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6" xml:id="id3" draw:id="id3" draw:layer="layout" svg:width="5.1cm" svg:height="4.5cm" svg:x="4.8cm" svg:y="13.3cm">
          <text:p text:style-name="P1">Suma &lt;=75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6" draw:layer="layout" svg:width="7.1cm" svg:height="2.3cm" svg:x="3.1cm" svg:y="6.5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775cm" svg:height="1cm" svg:x="5.1cm" svg:y="7.2cm">
          <draw:text-box>
            <text:p>suma=0</text:p>
          </draw:text-box>
        </draw:frame>
        <draw:custom-shape draw:style-name="gr7" draw:text-style-name="P5" draw:layer="layout" svg:width="1.5cm" svg:height="0.8cm" svg:x="5.4cm" svg:y="8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5" draw:layer="layout" svg:width="2cm" svg:height="1.4cm" svg:x="6.4cm" svg:y="11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6" xml:id="id1" draw:id="id1" draw:layer="layout" svg:width="6.5cm" svg:height="2.3cm" svg:x="12.5cm" svg:y="15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6.247cm" svg:height="0.962cm" svg:x="12.6cm" svg:y="15.538cm">
          <draw:text-box>
            <text:p>Suma= suma+liczba</text:p>
          </draw:text-box>
        </draw:frame>
        <draw:custom-shape draw:style-name="gr11" draw:text-style-name="P5" draw:layer="layout" svg:width="2.3cm" svg:height="1.8cm" svg:x="9.8cm" svg:y="15.2cm">
          <text:p text:style-name="P1">tak</text:p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2" draw:text-style-name="P6" draw:layer="layout" svg:x1="15.75cm" svg:y1="15cm" svg:x2="9.388cm" svg:y2="10.7cm" draw:start-shape="id1" draw:start-glue-point="0" draw:end-shape="id2" draw:end-glue-point="6" svg:d="M15750 15000v-4300h-6362" svg:viewBox="0 0 6363 4301">
          <text:p/>
        </draw:connector>
        <draw:custom-shape draw:style-name="gr13" draw:text-style-name="P8" xml:id="id4" draw:id="id4" draw:layer="layout" svg:width="7.9cm" svg:height="2.3cm" svg:x="3.3cm" svg:y="18.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2" draw:text-style-name="P6" draw:layer="layout" svg:x1="4.8cm" svg:y1="15.55cm" svg:x2="4.287cm" svg:y2="19.95cm" draw:start-shape="id3" draw:start-glue-point="5" draw:end-shape="id4" draw:end-glue-point="9" svg:d="M4800 15550h-2001v4400h1488" svg:viewBox="0 0 2002 4401">
          <text:p/>
        </draw:connector>
        <draw:frame draw:style-name="gr10" draw:text-style-name="P7" xml:id="id5" draw:id="id5" draw:layer="layout" svg:width="5.531cm" svg:height="0.962cm" svg:x="4.669cm" svg:y="19.538cm">
          <draw:text-box>
            <text:p>Wyprowadz suma</text:p>
          </draw:text-box>
        </draw:frame>
        <draw:frame draw:style-name="gr10" draw:text-style-name="P7" draw:layer="layout" svg:width="1.56cm" svg:height="0.962cm" svg:x="2.6cm" svg:y="17.2cm">
          <draw:text-box>
            <text:p>NIE</text:p>
          </draw:text-box>
        </draw:frame>
        <draw:custom-shape draw:style-name="gr14" draw:text-style-name="P6" xml:id="id6" draw:id="id6" draw:layer="layout" svg:width="7.9cm" svg:height="2.8cm" svg:x="10.3cm" svg:y="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6" draw:layer="layout" svg:x1="10.2cm" svg:y1="20.019cm" svg:x2="14.25cm" svg:y2="23cm" draw:start-shape="id5" draw:start-glue-point="1" draw:end-shape="id6" svg:d="M10200 20019h4050v2981" svg:viewBox="0 0 4051 2982">
          <text:p/>
        </draw:connector>
        <draw:frame draw:style-name="gr10" draw:text-style-name="P7" draw:layer="layout" svg:width="2.936cm" svg:height="0.962cm" svg:x="12.8cm" svg:y="24.3cm">
          <draw:text-box>
            <text:p>KONIE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7:15:08.782231780</meta:creation-date>
    <dc:date>2018-09-27T07:31:30.738836196</dc:date>
    <meta:editing-duration>PT5M51S</meta:editing-duration>
    <meta:editing-cycles>1</meta:editing-cycles>
    <meta:document-statistic meta:object-count="19"/>
    <meta:generator>LibreOffice/6.0.3.2$Linux_X86_64 LibreOffice_project/00m0$Build-2</meta:generator>
  </office:meta>
</office:document-meta>
</file>